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9.128cm"/>
    </style:style>
    <style:style style:name="co4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3" table:number-columns-repeated="7"/>
          <table:table-cell table:style-name="ce4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table:style-name="Default"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 table:number-rows-repeated="14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.10.2024</text:date>, <text:time>13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8M49S</meta:editing-duration>
    <meta:editing-cycles>22</meta:editing-cycles>
    <meta:generator>OpenOffice/4.1.15$Win32 OpenOffice.org_project/4115m2$Build-9813</meta:generator>
    <dc:date>2024-10-31T13:18:45.63</dc:date>
    <dc:creator>Paweł Dimitriu</dc:creator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